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 loext:contextual-spacing="false"/>
    </style:style>
    <style:style style:name="P2" style:family="paragraph" style:parent-style-name="rzymskie1" style:list-style-name="rzymskie1"/>
    <style:style style:name="P3" style:family="paragraph" style:parent-style-name="arabskie2" style:list-style-name="arabskie3"/>
    <style:style style:name="P4" style:family="paragraph" style:parent-style-name="arabskie2" style:list-style-name="arabskie2"/>
    <style:style style:name="P5" style:family="paragraph" style:parent-style-name="arabskie3" style:list-style-name="arabskie2"/>
    <style:style style:name="P6" style:family="paragraph" style:parent-style-name="arabskie3" style:list-style-name="arabskie3"/>
    <style:style style:name="P7" style:family="paragraph" style:parent-style-name="łacińskie2" style:list-style-name="lacinskie2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3262210234" text:style-name="rzymskie1">
        <text:list-item>
          <text:p text:style-name="P2">Literatura podmiotu:</text:p>
        </text:list-item>
      </text:list>
      <text:list xml:id="list1372842705" text:style-name="arabskie3">
        <text:list-item>
          <text:p text:style-name="P3">Kochanowski Jan, Odprawa posłów greckich, Zakład Narodowy im. Ossolińskich, Wrocław 1985.</text:p>
        </text:list-item>
        <text:list-item>
          <text:p text:style-name="P3">Machiavelli Niccolo, Książę (fragmenty), [w:] Mrowcewicz Krzysztof, Przeszłość to dziś, Wydawnictwo STENTOR, Warszawa 2004, s. 54-56.</text:p>
        </text:list-item>
        <text:list-item>
          <text:p text:style-name="P3">Shakespeare William, Makbet, Wydawnictwo Łódzkie, Biblioteka Lektur Szkolnych, Łódź 1976.</text:p>
        </text:list-item>
        <text:list-item>
          <text:p text:style-name="P3">Sofokles, Antygona, Krajowa Agencja Wydawnicza Rzeszów, Rzeszów 1990.</text:p>
        </text:list-item>
      </text:list>
      <text:list xml:id="list213030965684056" text:continue-list="list3262210234" text:style-name="rzymskie1">
        <text:list-item>
          <text:p text:style-name="P2">Literatura przedmiotu:</text:p>
        </text:list-item>
      </text:list>
      <text:list xml:id="list1720566822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213030919006821" text:continue-list="list213030965684056" text:style-name="rzymskie1">
        <text:list-item>
          <text:p text:style-name="P2">Ramowy plan wypowiedzi:</text:p>
        </text:list-item>
      </text:list>
      <text:list xml:id="list519775647" text:style-name="lacinskie2">
        <text:list-item>
          <text:p text:style-name="P7">Wstęp</text:p>
        </text:list-item>
      </text:list>
      <text:list xml:id="list213031679944889" text:continue-list="list1720566822" text:style-name="arabskie2">
        <text:list-item text:start-value="1">
          <text:p text:style-name="P5">Rozważania dotyczące* osób sprawujących władzę oraz* sposobów rządzenia.</text:p>
        </text:list-item>
        <text:list-item>
          <text:p text:style-name="P5">"Ksiażę" Niccolo Machiavellego jako punkt odniesienia do analizy postępowania przedstawionych bohaterów – władców.</text:p>
        </text:list-item>
      </text:list>
      <text:list xml:id="list213031119171065" text:continue-list="list519775647" text:style-name="lacinskie2">
        <text:list-item>
          <text:p text:style-name="P7">Kolejność prezentowanych argumentów (treści)</text:p>
        </text:list-item>
      </text:list>
      <text:list xml:id="list1150982654" text:style-name="arabskie3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</text:list>
      <text:p text:style-name="P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P1">Zróżnicowanie* oceny postępowania Kreona jako:</text:p>
      <text:p text:style-name="P1">władcy – tyrana i despoty surowo egzekwującego wydane prawa i rozkazy,</text:p>
      <text:p text:style-name="P1">władcy konsekwentnego, bezkompromisowego, pozbawionego prywaty, kierującego się interesami i obowiązkami państwa.</text:p>
      <text:p text:style-name="P1">Sylwetka bezwzględnego Makbeta – władcy zbrodniarza zaślepionego namiętnością władzy, ale bezustannego borykającego się z wyrzutami sumienia:</text:p>
      <text:p text:style-name="P1">tragizm postaci Makbeta – władca ukazany jako marionetka ludzkich namiętności, motyw życia – teatru.</text:p>
      <text:list xml:id="list213031061906736" text:continue-list="list213031119171065" text:style-name="lacinskie2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13031112220172" text:continue-list="list213030919006821" text:style-name="rzymskie1">
        <text:list-item>
          <text:p text:style-name="P2">Materiały pomocnicze</text:p>
        </text:list-item>
      </text:list>
      <text:list xml:id="list213030487960314" text:continue-list="list213031679944889" text:style-name="arabskie2">
        <text:list-item text:start-value="1">
          <text:p text:style-name="arabskie2">kartka z cytatami,</text:p>
        </text:list-item>
        <text:list-item>
          <text:p text:style-name="arabskie2">prezentacja multimedialna.</text:p>
        </text:list-item>
      </text:list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 style:list-style-name="arabskie2">
      <style:paragraph-properties fo:margin-top="0cm" fo:margin-bottom="0.101cm" loext:contextual-spacing="false"/>
    </style:style>
    <style:style style:name="arabskie3" style:family="paragraph" style:parent-style-name="arabskie2" style:list-style-name="arabskie2">
      <loext:graphic-properties draw:fill="none" draw:fill-color="#729fcf"/>
      <style:paragraph-properties fo:margin-left="1.7cm" fo:margin-right="0cm" fo:margin-top="0cm" fo:margin-bottom="0.101cm" loext:contextual-spacing="false" fo:text-indent="-0.6cm" style:auto-text-indent="false" fo:background-color="transparent"/>
    </style:style>
    <style:style style:name="łacińskie2" style:family="paragraph" style:parent-style-name="Standard" style:list-style-name="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5.978935014</meta:creation-date>
    <dc:date>2017-10-24T21:30:27.735000000</dc:date>
    <meta:editing-duration>PT14M33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2" meta:paragraph-count="31" meta:word-count="324" meta:character-count="2618" meta:non-whitespace-character-count="2338"/>
  </office:meta>
</office:document-meta>
</file>